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91H53M18.989050999S" calcext:value-type="time">
            <text:p>1091:5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5H03M02.887S" calcext:value-type="time">
            <text:p>05:03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36H45M46.375S" calcext:value-type="time">
            <text:p>36: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7:50:59.7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2T16:21:57.764000000</dc:date>
    <meta:editing-duration>P48DT3H24S</meta:editing-duration>
    <meta:editing-cycles>1275</meta:editing-cycles>
    <meta:generator>LibreOffice/7.2.6.2$Windows_X86_64 LibreOffice_project/b0ec3a565991f7569a5a7f5d24fed7f52653d754</meta:generator>
    <meta:document-statistic meta:table-count="2" meta:cell-count="1577" meta:object-count="0"/>
  </office:meta>
</office:document-meta>
</file>